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font-variant="normal" fo:text-transform="none" fo:font-style="normal" fo:font-weight="normal"/>
    </style:style>
    <style:style style:name="P3" style:family="paragraph" style:parent-style-name="Text_20_body">
      <style:paragraph-properties fo:margin-left="2.117cm" fo:margin-right="0cm" fo:text-align="justify" style:justify-single-word="false" fo:text-indent="0cm" style:auto-text-indent="false"/>
      <style:text-properties fo:font-variant="normal" fo:text-transform="none" fo:font-style="normal" fo:font-weight="normal"/>
    </style:style>
    <style:style style:name="P4" style:family="paragraph" style:parent-style-name="Text_20_body">
      <style:paragraph-properties fo:margin-top="0cm" fo:margin-bottom="0cm" loext:contextual-spacing="false" fo:text-align="center" style:justify-single-word="false"/>
      <style:text-properties fo:font-style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xecutando-se pena privativa de liberdade, atualmente em regime fechado, dada a regressão (evento 8), em que o Ministério Público manifestou-se acerca da comutação prevista no Decreto nº 9.246/2017 (evento 21), uma vez que o SEEU identificou o apenado como possível beneficiário.</text:p>
      <text:p text:style-name="P2">Relatados.</text:p>
      <text:p text:style-name="P2">Dispõe o art. 7º, II, do Decreto Presidencial à baila:</text:p>
      <text:p text:style-name="P3">Art. 7º. A comutação da pena privativa de liberdade remanescente, aferida em 25 de dezembro de 2017, será concedida, nas seguintes proporções: </text:p>
      <text:p text:style-name="P3">I - à pessoa condenada a pena privativa de liberdade:</text:p>
      <text:p text:style-name="P3">a) em um terço, se não reincidente, e que, até 25 de dezembro de 2017, tenha cumprido um quarto da pena.</text:p>
      <text:p text:style-name="P2">Nesta senda, verifico dos autos que o apenado não preenche todos os requisitos necessários para ser agraciado com o benefício da comutação da pena.</text:p>
      <text:p text:style-name="Text_20_body">É que, conquanto tenha atendido o requisito objetivo para a concessão do benefício, não preencheu o requisito subjetivo, haja vista que praticou falta grave durante o cumprimento da pena (fuga em 25/05/2017), (evento 1.4,fl. 192 ), sendo recapturado em 30/04//2018 (evento 2.1), o que motivou a regressão em caráter definitivo ( evento 8), assegurando-lhe a ampla defesa e o contraditório. </text:p>
      <text:p text:style-name="Text_20_body">Registre-se que o apenado cumpriu até sua fuga cometida em 25/05/2017, o quantum de 10 (dez) anos e 11 (onze) dias da sua pena total, ou seja, mais de 1/4 exigido pelo decreto.</text:p>
      <text:p text:style-name="Text_20_body">No entanto, nos últimos 12 (doze) meses anteriores ao Decreto praticou falta grave, a qual foi devidamente homologada,  de modo que não faz jus a ser agraciado com a comutação da pena, de acordo com o que dispõe o art. 4º, do precitado Decreto. </text:p>
      <text:p text:style-name="Text_20_body">Isto posto, deixo de aplicar a comutação ao apenado, em razão da ausência do requisito subjetivo exigido pelo art. 4º do Decreto.</text:p>
      <text:p text:style-name="P1"><text:line-break/><text:line-break/>Ceará Mirim, 25 de Fevereiro de 2019.</text:p>
      <text:p text:style-name="P4">Henrique Baltazar Vilar dos Santos</text:p>
      <text:p text:style-name="P4">Juiz de Direito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5T10:03:07.008000000</meta:creation-date>
    <dc:date>2019-02-25T10:03:44.366000000</dc:date>
    <meta:editing-duration>PT38S</meta:editing-duration>
    <meta:editing-cycles>1</meta:editing-cycles>
    <meta:document-statistic meta:table-count="0" meta:image-count="0" meta:object-count="0" meta:page-count="1" meta:paragraph-count="14" meta:word-count="303" meta:character-count="1818" meta:non-whitespace-character-count="1523"/>
    <meta:generator>LibreOffice/6.0.3.2$Windows_X86_64 LibreOffice_project/8f48d515416608e3a835360314dac7e47fd0b821</meta:generator>
  </office:meta>
</office:document-meta>
</file>